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aa8" officeooo:paragraph-rsid="001aca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23:48:10.776424062</meta:creation-date>
    <dc:date>2022-02-27T23:48:37.918331556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7.2.5.2$Linux_X86_64 LibreOffice_project/20$Build-2</meta:generator>
  </office:meta>
</office:document-meta>
</file>